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6248" calcext:value-type="float">
            <text:p>109.4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3488" calcext:value-type="float">
            <text:p>106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82672" calcext:value-type="float">
            <text:p>129.5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2792" calcext:value-type="float">
            <text:p>122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3016" calcext:value-type="float">
            <text:p>120.1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6368" calcext:value-type="float">
            <text:p>118.0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4232" calcext:value-type="float">
            <text:p>115.3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3952" calcext:value-type="float">
            <text:p>113.1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2672" calcext:value-type="float">
            <text:p>106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2048" calcext:value-type="float">
            <text:p>113.9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6736" calcext:value-type="float">
            <text:p>107.9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616" calcext:value-type="float">
            <text:p>107.4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0592" calcext:value-type="float">
            <text:p>105.3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8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7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6816" calcext:value-type="float">
            <text:p>93.3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7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601</text:p>
          </table:table-cell>
          <table:table-cell office:value-type="string" calcext:value-type="string">
            <text:p>196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